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3.01cm" fo:margin-left="0.118cm" fo:margin-right="3.872cm" table:align="margins"/>
    </style:style>
    <style:style style:name="Table1.A" style:family="table-column">
      <style:table-column-properties style:column-width="1.928cm" style:rel-column-width="1093*"/>
    </style:style>
    <style:style style:name="Table1.B" style:family="table-column">
      <style:table-column-properties style:column-width="1.51cm" style:rel-column-width="856*"/>
    </style:style>
    <style:style style:name="Table1.C" style:family="table-column">
      <style:table-column-properties style:column-width="2.355cm" style:rel-column-width="1335*"/>
    </style:style>
    <style:style style:name="Table1.D" style:family="table-column">
      <style:table-column-properties style:column-width="1.367cm" style:rel-column-width="775*"/>
    </style:style>
    <style:style style:name="Table1.E" style:family="table-column">
      <style:table-column-properties style:column-width="1.087cm" style:rel-column-width="616*"/>
    </style:style>
    <style:style style:name="Table1.F" style:family="table-column">
      <style:table-column-properties style:column-width="1.226cm" style:rel-column-width="695*"/>
    </style:style>
    <style:style style:name="Table1.H" style:family="table-column">
      <style:table-column-properties style:column-width="1.228cm" style:rel-column-width="696*"/>
    </style:style>
    <style:style style:name="Table1.I" style:family="table-column">
      <style:table-column-properties style:column-width="1.085cm" style:rel-column-width="61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2" style:family="table">
      <style:table-properties style:width="13.01cm" fo:margin-left="0.118cm" fo:margin-right="3.872cm" table:align="margins"/>
    </style:style>
    <style:style style:name="Table2.A" style:family="table-column">
      <style:table-column-properties style:column-width="1.928cm" style:rel-column-width="1093*"/>
    </style:style>
    <style:style style:name="Table2.B" style:family="table-column">
      <style:table-column-properties style:column-width="1.51cm" style:rel-column-width="856*"/>
    </style:style>
    <style:style style:name="Table2.C" style:family="table-column">
      <style:table-column-properties style:column-width="2.355cm" style:rel-column-width="1335*"/>
    </style:style>
    <style:style style:name="Table2.D" style:family="table-column">
      <style:table-column-properties style:column-width="1.367cm" style:rel-column-width="775*"/>
    </style:style>
    <style:style style:name="Table2.E" style:family="table-column">
      <style:table-column-properties style:column-width="1.087cm" style:rel-column-width="616*"/>
    </style:style>
    <style:style style:name="Table2.F" style:family="table-column">
      <style:table-column-properties style:column-width="1.226cm" style:rel-column-width="695*"/>
    </style:style>
    <style:style style:name="Table2.H" style:family="table-column">
      <style:table-column-properties style:column-width="1.228cm" style:rel-column-width="696*"/>
    </style:style>
    <style:style style:name="Table2.I" style:family="table-column">
      <style:table-column-properties style:column-width="1.085cm" style:rel-column-width="61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3" style:family="table">
      <style:table-properties style:width="3.339cm" fo:margin-left="0.118cm" fo:margin-right="13.543cm" table:align="margins"/>
    </style:style>
    <style:style style:name="Table3.A" style:family="table-column">
      <style:table-column-properties style:column-width="3.339cm" style:rel-column-width="1893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2.873cm" fo:margin-left="0.118cm" fo:margin-right="14.009cm" table:align="margins"/>
    </style:style>
    <style:style style:name="Table4.A" style:family="table-column">
      <style:table-column-properties style:column-width="1.505cm" style:rel-column-width="853*"/>
    </style:style>
    <style:style style:name="Table4.B" style:family="table-column">
      <style:table-column-properties style:column-width="1.369cm" style:rel-column-width="77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2a6e5" officeooo:paragraph-rsid="0012a6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 nd program</text:p>
      <text:p text:style-name="P1"/>
      <text:p text:style-name="P1"/>
      <text:p text:style-name="P1"/>
      <text:p text:style-name="P1">insert into student(usn,name,date_of_birth,branch)values("1001","SAHANA","1999-05-05","MBA");</text:p>
      <text:p text:style-name="P1">Query OK, 1 row affected (0.01 sec)</text:p>
      <text:p text:style-name="P1"/>
      <text:p text:style-name="P1">mysql&gt; insert into student(usn,name,date_of_birth,branch)values("1002","TUSHAR","2001-05-06","CS");</text:p>
      <text:p text:style-name="P1">Query OK, 1 row affected (0.01 sec)</text:p>
      <text:p text:style-name="P1"/>
      <text:p text:style-name="P1">mysql&gt; insert into student(usn,name,date_of_birth,branch)values("1003","abhi","2001</text:p>
      <text:p text:style-name="P1">Query OK, 1 row affected (0.00 sec)</text:p>
      <text:p text:style-name="P1"/>
      <text:p text:style-name="P1">mysql&gt; insert into student(usn,name,date_of_birth,branch)values("1004","preethi","2000-</text:p>
      <text:p text:style-name="P1">Query OK, 1 row affected (0.01 sec)</text:p>
      <text:p text:style-name="P1"/>
      <text:p text:style-name="P1"/>
      <text:p text:style-name="P1"><text:s/>select * from student;</text:p>
      <text:p text:style-name="P1">+------------+---------+---------------+--------+------+-------+-------+-------+------+</text:p>
      <text:p text:style-name="P1">| usn <text:s text:c="7"/>| name <text:s text:c="3"/>| date_of_birth | branch | mark | mark2 | mark3 | total | gpa <text:s/>|</text:p>
      <text:p text:style-name="P1">+------------+---------+---------------+--------+------+-------+-------+-------+------+</text:p>
      <text:p text:style-name="P1">| 1001 <text:s text:c="6"/>| SAHANA <text:s/>| 1999-05-05 <text:s text:c="3"/>| MBA <text:s text:c="3"/>| NULL | <text:s/>NULL | <text:s/>NULL | <text:s/>NULL | NULL |</text:p>
      <text:p text:style-name="P1">| 1002 <text:s text:c="6"/>| TUSHAR <text:s/>| 2001-05-06 <text:s text:c="3"/>| CS <text:s text:c="4"/>| NULL | <text:s/>NULL | <text:s/>NULL | <text:s/>NULL | NULL |</text:p>
      <text:p text:style-name="P1">| 1003 <text:s text:c="6"/>| abhi <text:s text:c="3"/>| 2001-05-07 <text:s text:c="3"/>| Civil <text:s/>| NULL | <text:s/>NULL | <text:s/>NULL | <text:s/>NULL | NULL |</text:p>
      <text:p text:style-name="P1">| 1004 <text:s text:c="6"/>| preethi | 2000-05-08 <text:s text:c="3"/>| MCA <text:s text:c="3"/>| NULL | <text:s/>NULL | <text:s/>NULL | <text:s/>NULL | NULL |</text:p>
      <text:p text:style-name="P1">| 4VP21MC051 | TEJU <text:s text:c="3"/>| 2002-04-04 <text:s text:c="3"/>| MCA <text:s text:c="3"/>| NULL | <text:s/>NULL | <text:s/>NULL | <text:s/>NULL | NULL |</text:p>
      <text:p text:style-name="P1">+------------+---------+---------------+--------+------+-------+-------+-------+------+</text:p>
      <text:p text:style-name="P1">5 rows in set (0.00 sec)</text:p>
      <text:p text:style-name="P1"/>
      <text:p text:style-name="P1"/>
      <text:p text:style-name="P1"><text:s/>update student set total=mark+mark2+mark3;</text:p>
      <text:p text:style-name="P1"/>
      <text:p text:style-name="P1">usn <text:s text:c="7"/>| name <text:s text:c="3"/>| date_of_birth | branch | mark | mark2 | mark3 | total | gpa <text:s/>|</text:p>
      <text:p text:style-name="P1">+------------+---------+---------------+--------+------+-------+-------+-------+------+</text:p>
      <text:p text:style-name="P1">| 1001 <text:s text:c="6"/>| SAHANA <text:s/>| 1999-05-05 <text:s text:c="3"/>| MBA <text:s text:c="3"/>| NULL | <text:s/>NULL | <text:s/>NULL | <text:s/>NULL | NULL |</text:p>
      <text:p text:style-name="P1">| 1002 <text:s text:c="6"/>| TUSHAR <text:s/>| 2001-05-06 <text:s text:c="3"/>| CS <text:s text:c="4"/>| NULL | <text:s/>NULL | <text:s/>NULL | <text:s/>NULL | NULL |</text:p>
      <text:p text:style-name="P1">| 1003 <text:s text:c="6"/>| abhi <text:s text:c="3"/>| 2001-05-07 <text:s text:c="3"/>| Civil <text:s/>| NULL | <text:s/>NULL | <text:s/>NULL | <text:s/>NULL | NULL |</text:p>
      <text:p text:style-name="P1">| 1004 <text:s text:c="6"/>| preethi | 2000-05-08 <text:s text:c="3"/>| MCA <text:s text:c="3"/>| NULL | <text:s/>NULL | <text:s/>NULL | <text:s/>NULL | NULL |</text:p>
      <text:p text:style-name="P1">| 4VP21MC051 | TEJU <text:s text:c="3"/>| 2002-04-04 <text:s text:c="3"/>| MCA <text:s text:c="3"/>| NULL | <text:s/>NULL | <text:s/>NULL | <text:s/>NULL | NULL |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column table:style-name="Table1.I"/>
        <table:table-header-rows>
          <table:table-row table:style-name="TableLine94502820762176"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I1" office:value-type="string">
              <text:p text:style-name="Table_20_Contents"/>
            </table:table-cell>
          </table:table-row>
        </table:table-header-rows>
      </table:table>
      <text:p text:style-name="P1"/>
      <text:p text:style-name="P1"/>
      <text:p text:style-name="P1"><text:s/>update student set mark="50",mark2="40",mark3="70" where usn="1001";</text:p>
      <text:p text:style-name="P1">Query OK, 1 row affected (0.01 sec)</text:p>
      <text:p text:style-name="P1">Rows matched: 1 <text:s/>Changed: 1 <text:s/>Warnings: 0</text:p>
      <text:p text:style-name="P1"/>
      <text:p text:style-name="P1">mysql&gt; update student set mark="600",mark2="500",mark3="80" where usn="1002";</text:p>
      <text:p text:style-name="P1">Query OK, 1 row affected (0.01 sec)</text:p>
      <text:p text:style-name="P1">Rows matched: 1 <text:s/>Changed: 1 <text:s/>Warnings: 0</text:p>
      <text:p text:style-name="P1"/>
      <text:p text:style-name="P1"><text:soft-page-break/>mysql&gt; update student set mark="70",mark2="50",mark3="60" where usn="1003";</text:p>
      <text:p text:style-name="P1">Query OK, 1 row affected (0.01 sec)</text:p>
      <text:p text:style-name="P1">Rows matched: 1 <text:s/>Changed: 1 <text:s/>Warnings: 0</text:p>
      <text:p text:style-name="P1"/>
      <text:p text:style-name="P1">mysql&gt; update student set mark="40",mark2="90",mark3="50" where usn="1004";</text:p>
      <text:p text:style-name="P1">Query OK, 1 row affected (0.00 sec)</text:p>
      <text:p text:style-name="P1">Rows matched: 1 <text:s/>Changed: 1 <text:s/>Warnings: 0</text:p>
      <text:p text:style-name="P1"/>
      <text:p text:style-name="P1">mysql&gt; update student set mark="60",mark2="60",mark3="70" where usn="4VP21MC051";</text:p>
      <text:p text:style-name="P1">Query OK, 1 row affected (0.01 sec)</text:p>
      <text:p text:style-name="P1">Rows matched: 1 <text:s/>Changed: 1 <text:s/>Warnings: 0</text:p>
      <text:p text:style-name="P1"/>
      <text:p text:style-name="P1">usn <text:s text:c="7"/>| name <text:s text:c="3"/>| date_of_birth | branch | mark | mark2 | mark3 | total | gpa <text:s/>|</text:p>
      <text:p text:style-name="P1">+------------+---------+---------------+--------+------+-------+-------+-------+------+</text:p>
      <text:p text:style-name="P1">| 1001 <text:s text:c="6"/>| SAHANA <text:s/>| 1999-05-05 <text:s text:c="3"/>| MBA <text:s text:c="3"/>| <text:s text:c="2"/>50 | <text:s text:c="3"/>40 | <text:s text:c="3"/>70 | <text:s/>NULL | NULL |</text:p>
      <text:p text:style-name="P1">| 1002 <text:s text:c="6"/>| TUSHAR <text:s/>| 2001-05-06 <text:s text:c="3"/>| CS <text:s text:c="4"/>| <text:s/>600 | <text:s text:c="2"/>500 | <text:s text:c="3"/>80 | <text:s/>NULL | NULL |</text:p>
      <text:p text:style-name="P1">| 1003 <text:s text:c="6"/>| abhi <text:s text:c="3"/>| 2001-05-07 <text:s text:c="3"/>| Civil <text:s/>| <text:s text:c="2"/>70 | <text:s text:c="3"/>50 | <text:s text:c="3"/>60 | <text:s/>NULL | NULL |</text:p>
      <text:p text:style-name="P1">| 1004 <text:s text:c="6"/>| preethi | 2000-05-08 <text:s text:c="3"/>| MCA <text:s text:c="3"/>| <text:s text:c="2"/>40 | <text:s text:c="3"/>90 | <text:s text:c="3"/>50 | <text:s/>NULL | NULL |</text:p>
      <text:p text:style-name="P1">| 4VP21MC051 | TEJU <text:s text:c="3"/>| 2002-04-04 <text:s text:c="3"/>| MCA <text:s text:c="3"/>| <text:s text:c="2"/>60 | <text:s text:c="3"/>60 | <text:s text:c="3"/>70 | <text:s/>NULL | NULL |</text:p>
      <text:p text:style-name="P1"/>
      <text:p text:style-name="P1"/>
      <text:p text:style-name="P1">update student set total=mark+mark2+mark3;</text:p>
      <text:p text:style-name="P1">Query OK, 5 rows affected (0.01 sec)</text:p>
      <text:p text:style-name="P1">Rows matched: 5 <text:s/>Changed: 5 <text:s/>Warnings: 0</text:p>
      <text:p text:style-name="P1"/>
      <text:p text:style-name="P1">mysql&gt; select * from student;</text:p>
      <text:p text:style-name="P1">+------------+---------+---------------+--------+------+-------+-------+-------+------+</text:p>
      <text:p text:style-name="P1">| usn <text:s text:c="7"/>| name <text:s text:c="3"/>| date_of_birth | branch | mark | mark2 | mark3 | total | gpa <text:s/>|</text:p>
      <text:p text:style-name="P1">+------------+---------+---------------+--------+------+-------+-------+-------+------+</text:p>
      <text:p text:style-name="P1">| 1001 <text:s text:c="6"/>| SAHANA <text:s/>| 1999-05-05 <text:s text:c="3"/>| MBA <text:s text:c="3"/>| <text:s text:c="2"/>50 | <text:s text:c="3"/>40 | <text:s text:c="3"/>70 | <text:s text:c="2"/>160 | NULL |</text:p>
      <text:p text:style-name="P1">| 1002 <text:s text:c="6"/>| TUSHAR <text:s/>| 2001-05-06 <text:s text:c="3"/>| CS <text:s text:c="4"/>| <text:s/>600 | <text:s text:c="2"/>500 | <text:s text:c="3"/>80 | <text:s/>1180 | NULL |</text:p>
      <text:p text:style-name="P1">| 1003 <text:s text:c="6"/>| abhi <text:s text:c="3"/>| 2001-05-07 <text:s text:c="3"/>| Civil <text:s/>| <text:s text:c="2"/>70 | <text:s text:c="3"/>50 | <text:s text:c="3"/>60 | <text:s text:c="2"/>180 | NULL |</text:p>
      <text:p text:style-name="P1">| 1004 <text:s text:c="6"/>| preethi | 2000-05-08 <text:s text:c="3"/>| MCA <text:s text:c="3"/>| <text:s text:c="2"/>40 | <text:s text:c="3"/>90 | <text:s text:c="3"/>50 | <text:s text:c="2"/>180 | NULL |</text:p>
      <text:p text:style-name="P1">| 4VP21MC051 | TEJU <text:s text:c="3"/>| 2002-04-04 <text:s text:c="3"/>| MCA <text:s text:c="3"/>| <text:s text:c="2"/>60 | <text:s text:c="3"/>60 | <text:s text:c="3"/>70 | <text:s text:c="2"/>190 | NULL |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column table:style-name="Table2.I"/>
        <table:table-header-rows>
          <table:table-row table:style-name="TableLine94502754218512"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I1" office:value-type="string">
              <text:p text:style-name="Table_20_Contents"/>
            </table:table-cell>
          </table:table-row>
        </table:table-header-rows>
      </table:table>
      <text:p text:style-name="P1"/>
      <text:p text:style-name="P1">update student set gpa=total/3;</text:p>
      <text:p text:style-name="P1">Query OK, 5 rows affected (0.00 sec)</text:p>
      <text:p text:style-name="P1">Rows matched: 5 <text:s/>Changed: 5 <text:s/>Warnings: 0</text:p>
      <text:p text:style-name="P1"/>
      <text:p text:style-name="P1">mysql&gt; select * from student;</text:p>
      <text:p text:style-name="P1">+------------+---------+---------------+--------+------+-------+-------+-------+------+</text:p>
      <text:p text:style-name="P1">| usn <text:s text:c="7"/>| name <text:s text:c="3"/>| date_of_birth | branch | mark | mark2 | mark3 | total | gpa <text:s/>|</text:p>
      <text:p text:style-name="P1">+------------+---------+---------------+--------+------+-------+-------+-------+------+</text:p>
      <text:p text:style-name="P1">| 1001 <text:s text:c="6"/>| SAHANA <text:s/>| 1999-05-05 <text:s text:c="3"/>| MBA <text:s text:c="3"/>| <text:s text:c="2"/>50 | <text:s text:c="3"/>40 | <text:s text:c="3"/>70 | <text:s text:c="2"/>160 | <text:s text:c="2"/>53 |</text:p>
      <text:p text:style-name="P1">| 1002 <text:s text:c="6"/>| TUSHAR <text:s/>| 2001-05-06 <text:s text:c="3"/>| CS <text:s text:c="4"/>| <text:s/>600 | <text:s text:c="2"/>500 | <text:s text:c="3"/>80 | <text:s/>1180 | <text:s/>393 |</text:p>
      <text:p text:style-name="P1">| 1003 <text:s text:c="6"/>| abhi <text:s text:c="3"/>| 2001-05-07 <text:s text:c="3"/>| Civil <text:s/>| <text:s text:c="2"/>70 | <text:s text:c="3"/>50 | <text:s text:c="3"/>60 | <text:s text:c="2"/>180 | <text:s text:c="2"/>60 |</text:p>
      <text:p text:style-name="P1">| 1004 <text:s text:c="6"/>| preethi | 2000-05-08 <text:s text:c="3"/>| MCA <text:s text:c="3"/>| <text:s text:c="2"/>40 | <text:s text:c="3"/>90 | <text:s text:c="3"/>50 | <text:s text:c="2"/>180 | <text:s text:c="2"/>60 |</text:p>
      <text:p text:style-name="P1">| 4VP21MC051 | TEJU <text:s text:c="3"/>| 2002-04-04 <text:s text:c="3"/>| MCA <text:s text:c="3"/>| <text:s text:c="2"/>60 | <text:s text:c="3"/>60 | <text:s text:c="3"/>70 | <text:s text:c="2"/>190 | <text:s text:c="2"/>63 |</text:p>
      <text:p text:style-name="P1"/>
      <text:p text:style-name="P1"/>
      <text:p text:style-name="P1">select year (date_of_birth) from student;</text:p>
      <text:p text:style-name="P1"><text:soft-page-break/>+----------------------+</text:p>
      <text:p text:style-name="P1">| year (date_of_birth) |</text:p>
      <text:p text:style-name="P1">+----------------------+</text:p>
      <text:p text:style-name="P1">| <text:s text:c="16"/>1999 |</text:p>
      <text:p text:style-name="P1">| <text:s text:c="16"/>2001 |</text:p>
      <text:p text:style-name="P1">| <text:s text:c="16"/>2001 |</text:p>
      <text:p text:style-name="P1">| <text:s text:c="16"/>2000 |</text:p>
      <text:p text:style-name="P1">| <text:s text:c="16"/>2002 |</text:p>
      <table:table table:name="Table3" table:style-name="Table3">
        <table:table-column table:style-name="Table3.A"/>
        <table:table-header-rows>
          <table:table-row table:style-name="TableLine94502754355632">
            <table:table-cell table:style-name="Table3.A1" office:value-type="string">
              <text:p text:style-name="Table_20_Contents"/>
            </table:table-cell>
          </table:table-row>
        </table:table-header-rows>
      </table:table>
      <text:p text:style-name="P1"/>
      <text:p text:style-name="P1">select name,branch from student where branch=branch;</text:p>
      <text:p text:style-name="P1">+---------+--------+</text:p>
      <text:p text:style-name="P1">| name <text:s text:c="3"/>| branch |</text:p>
      <text:p text:style-name="P1">+---------+--------+</text:p>
      <text:p text:style-name="P1">| SAHANA <text:s/>| MBA <text:s text:c="3"/>|</text:p>
      <text:p text:style-name="P1">| TUSHAR <text:s/>| CS <text:s text:c="4"/>|</text:p>
      <text:p text:style-name="P1">| abhi <text:s text:c="3"/>| Civil <text:s/>|</text:p>
      <text:p text:style-name="P1">| preethi | MCA <text:s text:c="3"/>|</text:p>
      <text:p text:style-name="P1">| TEJU <text:s text:c="3"/>| MCA <text:s text:c="3"/>|</text:p>
      <table:table table:name="Table4" table:style-name="Table4">
        <table:table-column table:style-name="Table4.A"/>
        <table:table-column table:style-name="Table4.B"/>
        <table:table-header-rows>
          <table:table-row table:style-name="TableLine94502754261392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</table:table-row>
        </table:table-header-rows>
      </table:table>
      <text:p text:style-name="P1"/>
      <text:p text:style-name="P1">select name from student where name like "%AR";</text:p>
      <text:p text:style-name="P1">+--------+</text:p>
      <text:p text:style-name="P1">| name <text:s text:c="2"/>|</text:p>
      <text:p text:style-name="P1">+--------+</text:p>
      <text:p text:style-name="P1">| TUSHAR |</text:p>
      <text:p text:style-name="P1">+--------+</text:p>
      <text:p text:style-name="P1">1 row in set (0.00 sec)</text:p>
      <text:p text:style-name="P1"/>
      <text:p text:style-name="P1">mysql&gt; select name from student where name like "S%";</text:p>
      <text:p text:style-name="P1">+--------+</text:p>
      <text:p text:style-name="P1">| name <text:s text:c="2"/>|</text:p>
      <text:p text:style-name="P1">+--------+</text:p>
      <text:p text:style-name="P1">| SAHANA |</text:p>
      <text:p text:style-name="P1">+--------+</text:p>
      <text:p text:style-name="P1">1 row in set (0.00 sec)</text:p>
      <text:p text:style-name="P1"/>
      <text:p text:style-name="P1">mysql&gt; select max(gpa),branch from student group by branch;</text:p>
      <text:p text:style-name="P1">+----------+--------+</text:p>
      <text:p text:style-name="P1">| max(gpa) | branch |</text:p>
      <text:p text:style-name="P1">+----------+--------+</text:p>
      <text:p text:style-name="P1">| <text:s text:c="6"/>53 | MBA <text:s text:c="3"/>|</text:p>
      <text:p text:style-name="P1">| <text:s text:c="5"/>393 | CS <text:s text:c="4"/>|</text:p>
      <text:p text:style-name="P1">| <text:s text:c="6"/>60 | Civil <text:s/>|</text:p>
      <text:p text:style-name="P1">| <text:s text:c="6"/>63 | MCA <text:s text:c="3"/>|</text:p>
      <text:p text:style-name="P1">+----------+--------+</text:p>
      <text:p text:style-name="P1">4 rows in set (0.00 sec)</text:p>
      <text:p text:style-name="P1"/>
      <text:p text:style-name="P1">mysql&gt; delete from student where usn="1001";</text:p>
      <text:p text:style-name="P1">Query OK, 1 row affected (0.01 sec)</text:p>
      <text:p text:style-name="P1"/>
      <text:p text:style-name="P1"><text:soft-page-break/>mysql&gt; select * from student;</text:p>
      <text:p text:style-name="P1">+------------+---------+---------------+--------+------+-------+-------+-------+------+</text:p>
      <text:p text:style-name="P1">| usn <text:s text:c="7"/>| name <text:s text:c="3"/>| date_of_birth | branch | mark | mark2 | mark3 | total | gpa <text:s/>|</text:p>
      <text:p text:style-name="P1">+------------+---------+---------------+--------+------+-------+-------+-------+------+</text:p>
      <text:p text:style-name="P1">| 1002 <text:s text:c="6"/>| TUSHAR <text:s/>| 2001-05-06 <text:s text:c="3"/>| CS <text:s text:c="4"/>| <text:s/>600 | <text:s text:c="2"/>500 | <text:s text:c="3"/>80 | <text:s/>1180 | <text:s/>393 |</text:p>
      <text:p text:style-name="P1">| 1003 <text:s text:c="6"/>| abhi <text:s text:c="3"/>| 2001-05-07 <text:s text:c="3"/>| Civil <text:s/>| <text:s text:c="2"/>70 | <text:s text:c="3"/>50 | <text:s text:c="3"/>60 | <text:s text:c="2"/>180 | <text:s text:c="2"/>60 |</text:p>
      <text:p text:style-name="P1">| 1004 <text:s text:c="6"/>| preethi | 2000-05-08 <text:s text:c="3"/>| MCA <text:s text:c="3"/>| <text:s text:c="2"/>40 | <text:s text:c="3"/>90 | <text:s text:c="3"/>50 | <text:s text:c="2"/>180 | <text:s text:c="2"/>60 |</text:p>
      <text:p text:style-name="P1">| 4VP21MC051 | TEJU <text:s text:c="3"/>| 2002-04-04 <text:s text:c="3"/>| MCA <text:s text:c="3"/>| <text:s text:c="2"/>60 | <text:s text:c="3"/>60 | <text:s text:c="3"/>70 | <text:s text:c="2"/>190 | <text:s text:c="2"/>63 |</text:p>
      <text:p text:style-name="P1">+------------+---------+---------------+--------+------+-------+-------+-------+------+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5T14:49:17.054275600</meta:creation-date>
    <dc:date>2022-08-05T14:55:46.279329549</dc:date>
    <meta:editing-duration>PT6M29S</meta:editing-duration>
    <meta:editing-cycles>1</meta:editing-cycles>
    <meta:document-statistic meta:table-count="4" meta:image-count="0" meta:object-count="0" meta:page-count="4" meta:paragraph-count="127" meta:word-count="1182" meta:character-count="6774" meta:non-whitespace-character-count="5046"/>
    <meta:generator>LibreOffice/6.4.7.2$Linux_X86_64 LibreOffice_project/40$Build-2</meta:generator>
  </office:meta>
</office:document-meta>
</file>